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0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a: <text:s/>1 Aprile 2008</text:p>
      <text:p text:style-name="P7">Oggetto: lettera di presentazione</text:p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><text:tab/>Di seguito viene descritta la specifica delle prove proposte per il collaudo del nostro progetto durante la revisione RA.</text:p>
      <text:p text:style-name="P12"><text:tab/></text:p>
      <text:list text:style-name="L2">
        <text:list-item>
          <text:p text:style-name="P14">Avvio del programma dall'archivio contenuto nel cd consegnato</text:p>
        </text:list-item>
        <text:list-item>
          <text:p text:style-name="P14">Creazione di una nuova simulazione con memoria paginata</text:p>
        </text:list-item>
        <text:list-item>
          <text:p text:style-name="P14">Creazione di una nuova simulazione con memoria segmentata</text:p>
        </text:list-item>
        <text:list-item>
          <text:p text:style-name="P14">Modifica della dimensione di segmenti</text:p>
        </text:list-item>
        <text:list-item>
          <text:p text:style-name="P14">Tentativo di inserimento di segmenti in quantità superiore alla dimensione della RAM</text:p>
        </text:list-item>
        <text:list-item>
          <text:p text:style-name="P14">Tentativo di inserimento di pagine in quantità superiore alla dimensione della RAM</text:p>
        </text:list-item>
        <text:list-item>
          <text:p text:style-name="P14">Visualizzazione automatica della simulazione</text:p>
        </text:list-item>
        <text:list-item>
          <text:p text:style-name="P14">Visualizzazione manuale della simulazione</text:p>
        </text:list-item>
        <text:list-item>
          <text:p text:style-name="P14">Visualizzazione tramite avanzamento intelligente <text:s/>agli istanti significativi della simulazione</text:p>
        </text:list-item>
        <text:list-item>
          <text:p text:style-name="P14">Visualizzazione delle statistiche avanzate della simulazione</text:p>
        </text:list-item>
        <text:list-item>
          <text:p text:style-name="P14">Salvataggio di una simulazione su file</text:p>
        </text:list-item>
        <text:list-item>
          <text:p text:style-name="P14">Apertura della simulazione precedentemente salvata</text:p>
        </text:list-item>
        <text:list-item>
          <text:p text:style-name="P14">Modifica della simulazione caricata con diverse variazioni dei parametri</text:p>
        </text:list-item>
        <text:list-item>
          <text:p text:style-name="P14">Salvataggio della configurazione attuale come configurazione di default</text:p>
        </text:list-item>
        <text:list-item>
          <text:p text:style-name="P14">Terminazione del programma e riavvio per constatare l'apertura della simulazione di default</text:p>
        </text:list-item>
      </text:list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,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Daniele Bonaldo</dc:creator>
    <dc:date>2008-03-31T23:58:40</dc:date>
    <meta:print-date>2005-11-30T16:25:56</meta:print-date>
    <meta:editing-cycles>327</meta:editing-cycles>
    <meta:editing-duration>P1DT5H15M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0" meta:word-count="190" meta:character-count="1506"/>
  </office:meta>
</office:document-meta>
</file>